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55cd0" officeooo:paragraph-rsid="0015a378"/>
    </style:style>
    <style:style style:name="P2" style:family="paragraph" style:parent-style-name="Standard">
      <style:text-properties fo:font-size="11pt" officeooo:rsid="00143aa5" officeooo:paragraph-rsid="0015a378" style:font-size-asian="11pt" style:font-size-complex="11pt"/>
    </style:style>
    <style:style style:name="P3" style:family="paragraph" style:parent-style-name="Standard">
      <style:text-properties fo:font-size="11pt" officeooo:rsid="002967f5" officeooo:paragraph-rsid="0015a378" style:font-size-asian="11pt" style:font-size-complex="11pt"/>
    </style:style>
    <style:style style:name="P4" style:family="paragraph" style:parent-style-name="Standard">
      <style:text-properties fo:font-size="11pt" officeooo:rsid="001616d9" officeooo:paragraph-rsid="0016a101" style:font-size-asian="11pt" style:font-size-complex="11pt"/>
    </style:style>
    <style:style style:name="P5" style:family="paragraph" style:parent-style-name="Standard">
      <style:text-properties fo:font-size="11pt" officeooo:rsid="001616d9" officeooo:paragraph-rsid="001bbfce" style:font-size-asian="11pt" style:font-size-complex="11pt"/>
    </style:style>
    <style:style style:name="P6" style:family="paragraph" style:parent-style-name="Standard">
      <style:text-properties fo:font-size="11pt" officeooo:rsid="0017fd74" officeooo:paragraph-rsid="0017fd74" style:font-size-asian="11pt" style:font-size-complex="11pt"/>
    </style:style>
    <style:style style:name="P7" style:family="paragraph" style:parent-style-name="Standard">
      <style:text-properties fo:font-size="11pt" officeooo:rsid="00172576" officeooo:paragraph-rsid="0016a101" style:font-size-asian="11pt" style:font-size-complex="11pt"/>
    </style:style>
    <style:style style:name="P8" style:family="paragraph" style:parent-style-name="Standard">
      <style:text-properties fo:font-size="11pt" officeooo:rsid="00101a4e" officeooo:paragraph-rsid="0015a378" style:font-size-asian="11pt" style:font-size-complex="11pt"/>
    </style:style>
    <style:style style:name="P9" style:family="paragraph" style:parent-style-name="Standard">
      <style:text-properties fo:font-size="11pt" officeooo:rsid="00269fb2" officeooo:paragraph-rsid="0015a378" style:font-size-asian="11pt" style:font-size-complex="11pt"/>
    </style:style>
    <style:style style:name="P10" style:family="paragraph" style:parent-style-name="Standard">
      <style:text-properties fo:font-size="11pt" officeooo:rsid="00250605" officeooo:paragraph-rsid="002a380c" style:font-size-asian="11pt" style:font-size-complex="11pt"/>
    </style:style>
    <style:style style:name="P11" style:family="paragraph" style:parent-style-name="Standard">
      <style:text-properties fo:font-size="11pt" officeooo:rsid="00271bd6" officeooo:paragraph-rsid="0028f8cd" style:font-size-asian="11pt" style:font-size-complex="11pt"/>
    </style:style>
    <style:style style:name="P12" style:family="paragraph" style:parent-style-name="Standard">
      <style:text-properties fo:font-size="11pt" officeooo:rsid="00229028" officeooo:paragraph-rsid="002a380c" style:font-size-asian="11pt" style:font-size-complex="11pt"/>
    </style:style>
    <style:style style:name="P13" style:family="paragraph" style:parent-style-name="Standard">
      <style:text-properties fo:font-size="11pt" officeooo:rsid="001ef760" officeooo:paragraph-rsid="002a380c" style:font-size-asian="11pt" style:font-size-complex="11pt"/>
    </style:style>
    <style:style style:name="P14" style:family="paragraph" style:parent-style-name="Standard">
      <style:text-properties fo:font-size="11pt" officeooo:rsid="001bbfce" officeooo:paragraph-rsid="002a380c" style:font-size-asian="11pt" style:font-size-complex="11pt"/>
    </style:style>
    <style:style style:name="P15" style:family="paragraph" style:parent-style-name="Standard">
      <style:text-properties fo:font-size="11pt" officeooo:rsid="000e96cc" officeooo:paragraph-rsid="002a380c" style:font-size-asian="11pt" style:font-size-complex="11pt"/>
    </style:style>
    <style:style style:name="P16" style:family="paragraph" style:parent-style-name="Standard">
      <style:text-properties fo:font-size="11pt" officeooo:rsid="0024d0de" officeooo:paragraph-rsid="002a380c" style:font-size-asian="11pt" style:font-size-complex="11pt"/>
    </style:style>
    <style:style style:name="P17" style:family="paragraph" style:parent-style-name="Standard">
      <style:text-properties fo:font-size="11pt" officeooo:rsid="0025ebee" officeooo:paragraph-rsid="002a380c" style:font-size-asian="11pt" style:font-size-complex="11pt"/>
    </style:style>
    <style:style style:name="P18" style:family="paragraph" style:parent-style-name="Standard">
      <style:text-properties fo:font-size="11pt" officeooo:rsid="0020cfbd" officeooo:paragraph-rsid="002a380c" style:font-size-asian="11pt" style:font-size-complex="11pt"/>
    </style:style>
    <style:style style:name="P19" style:family="paragraph" style:parent-style-name="Standard">
      <style:text-properties fo:font-size="11pt" officeooo:rsid="00226c7a" officeooo:paragraph-rsid="002a380c" style:font-size-asian="11pt" style:font-size-complex="11pt"/>
    </style:style>
    <style:style style:name="P20" style:family="paragraph" style:parent-style-name="Standard">
      <style:text-properties fo:font-size="11pt" officeooo:rsid="002baecb" officeooo:paragraph-rsid="002baecb" style:font-size-asian="11pt" style:font-size-complex="11pt"/>
    </style:style>
    <style:style style:name="P21" style:family="paragraph" style:parent-style-name="Standard">
      <style:text-properties officeooo:rsid="00143aa5" officeooo:paragraph-rsid="0015a378"/>
    </style:style>
    <style:style style:name="P22" style:family="paragraph" style:parent-style-name="Standard">
      <style:text-properties officeooo:rsid="00096e81" officeooo:paragraph-rsid="0015a378"/>
    </style:style>
    <style:style style:name="P23" style:family="paragraph" style:parent-style-name="Standard">
      <style:text-properties officeooo:rsid="0008ba3b" officeooo:paragraph-rsid="0015a378"/>
    </style:style>
    <style:style style:name="P24" style:family="paragraph" style:parent-style-name="Standard">
      <style:text-properties officeooo:rsid="001c437e" officeooo:paragraph-rsid="0015a378"/>
    </style:style>
    <style:style style:name="P25" style:family="paragraph" style:parent-style-name="Standard">
      <style:text-properties fo:font-size="11pt" officeooo:rsid="00096e81" officeooo:paragraph-rsid="0028f8cd" style:font-size-asian="11pt" style:font-size-complex="11pt"/>
    </style:style>
    <style:style style:name="P26" style:family="paragraph" style:parent-style-name="Standard">
      <style:text-properties officeooo:rsid="0007495f" officeooo:paragraph-rsid="002a380c"/>
    </style:style>
    <style:style style:name="T1" style:family="text">
      <style:text-properties officeooo:rsid="001384d0"/>
    </style:style>
    <style:style style:name="T2" style:family="text">
      <style:text-properties officeooo:rsid="00101216"/>
    </style:style>
    <style:style style:name="T3" style:family="text">
      <style:text-properties officeooo:rsid="0030e44b"/>
    </style:style>
    <style:style style:name="T4" style:family="text">
      <style:text-properties officeooo:rsid="001e8f79"/>
    </style:style>
    <style:style style:name="T5" style:family="text">
      <style:text-properties officeooo:rsid="0016a101"/>
    </style:style>
    <style:style style:name="T6" style:family="text">
      <style:text-properties officeooo:rsid="0017fd74"/>
    </style:style>
    <style:style style:name="T7" style:family="text">
      <style:text-properties officeooo:rsid="001a2df7"/>
    </style:style>
    <style:style style:name="T8" style:family="text">
      <style:text-properties officeooo:rsid="001ca8fc"/>
    </style:style>
    <style:style style:name="T9" style:family="text">
      <style:text-properties officeooo:rsid="002baec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Imagine your teen-aged daughter comes home and tells you she is pregnant. Research shows teen parents and their kids often struggle. You may be deeply worried about her future and that of her child, but should you be? <text:s/></text:p>
      <text:p text:style-name="P11"/>
      <text:p text:style-name="P25">Many of the most important questions in science and in our personal lives are questions about the outcomes of doing something. Should I study physics or history?, Will asking people to pay upfront at the doctors reduce or increase long term health expenditure? If we developed a drug to suppress particular genes, could we cure MS and would delaying teen-aged pregnancies improve the outcome for their kids. <text:s/></text:p>
      <text:p text:style-name="P11"/>
      <text:p text:style-name="P15"><text:span text:style-name="T1">T</text:span>hese <text:span text:style-name="T1">are hard</text:span> questions<text:span text:style-name="T1"> because they require more than</text:span> <text:span text:style-name="T7">spotting</text:span> a pattern in data. <text:span text:style-name="T6">C</text:span>orrelation is not causation.<text:span text:style-name="T6"> </text:span>You might observe in data that children born to young parents do less well in school, <text:span text:style-name="T2">but people who have children very young are different to those who don't in many other ways <text:s/>- they are, on average, from a poorer and less educated background. To know if we should invest in delaying pregnancies for teens we need to untangle if it is being young that causes problems or something else. </text:span></text:p>
      <text:p text:style-name="P5"/>
      <text:p text:style-name="P4">We live in a world of data. Many hours of our lives are spent online, where every click can <text:span text:style-name="T5">be</text:span> recorded.<text:span text:style-name="T4"> Tiny computers and sensors are becoming cheap enough to incorporate into everything; our phones, household appliances, buildings, clothing, even smart pills. It costs only around $5000 to sequence someone's entire genome and the US </text:span>Institute<text:span text:style-name="T4"> of Health is currently con</text:span>sidering<text:span text:style-name="T4"> if all infants should be sequenced at birth. </text:span></text:p>
      <text:p text:style-name="P4"/>
      <text:p text:style-name="P7">This <text:span text:style-name="T9">data gives us a window onto so</text:span> many aspects of our lives at an unprecedented scale and detail. But the <text:span text:style-name="T9">it</text:span> is messy and complicated, often its generation is by product of some other main purpose – like running an online bookstore, or putting maps on your phone. It does not come from the controlled world of a randomised experiment.</text:p>
      <text:p text:style-name="P7"/>
      <text:p text:style-name="P20">The aim of my research is <text:span text:style-name="T7">to develop algorithms that would allow computers to pull apart the complex sets of relationships in a problem and uncover the underlying causal structure, that is, to truly understand the data. Ultimately, this takes us to the automation of scientific research. </text:span></text:p>
      <text:p text:style-name="P2"/>
      <text:p text:style-name="P8">Unfortunately, it is impossible. </text:p>
      <text:p text:style-name="P2"/>
      <text:p text:style-name="P9">Causal questions are questions about what the world would be like if we changed something. Without making <text:s/>any assumptions about what that change would do, no amount of data collected prior to making the change can tell us what will happen. </text:p>
      <text:p text:style-name="P2"/>
      <text:p text:style-name="P8">Ok, but I'm not quite done yet!</text:p>
      <text:p text:style-name="P2"/>
      <text:p text:style-name="P3">The same technologies that brought us to this point also make it easier to do large scale experiments, as big Internet companies already do. </text:p>
      <text:p text:style-name="P3"/>
      <text:p text:style-name="P3">And recent research has laid the foundations of theory that <text:span text:style-name="T3">demonstrates, amazingly, some aspects of causal structure can be determined from non-experimental data with some very general assumptions. </text:span>Hidden in the data are clues that tell us that some causal relationships are more likely than others. </text:p>
      <text:p text:style-name="P3"/>
      <text:p text:style-name="P6">I am hunting for these clues in real data, and working to understand how we can use them to supplement and guide experiments so as to understand our world.</text:p>
      <text:p text:style-name="P6"/>
      <text:p text:style-name="P6"/>
      <text:p text:style-name="P6"/>
      <text:p text:style-name="P6"/>
      <text:p text:style-name="P6"/>
      <text:p text:style-name="P6"/>
      <text:p text:style-name="P6"/>
      <text:p text:style-name="P6"/>
      <text:p text:style-name="P6"/>
      <text:p text:style-name="P6"/>
      <text:p text:style-name="P6"/>
      <text:p text:style-name="P26"><text:soft-page-break/></text:p>
      <text:p text:style-name="P2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5T16:14:34.272730180</meta:creation-date>
    <dc:date>2014-09-17T12:15:12.814108321</dc:date>
    <meta:editing-duration>PT16H31M29S</meta:editing-duration>
    <meta:editing-cycles>18</meta:editing-cycles>
    <meta:generator>LibreOffice/4.2.3.3$Linux_X86_64 LibreOffice_project/420m0$Build-3</meta:generator>
    <meta:document-statistic meta:table-count="0" meta:image-count="0" meta:object-count="0" meta:page-count="2" meta:paragraph-count="12" meta:word-count="521" meta:character-count="3085" meta:non-whitespace-character-count="2562"/>
  </office:meta>
</office:document-meta>
</file>